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Magdalena Heinze</text:p>
            <text:p text:style-name="P10"/>
            <text:p text:style-name="P10">Senior Technology Associate</text:p>
            <text:p text:style-name="Contact_20_info">1234567890 – <text:span text:style-name="T15">verdell@altenwerth.com – </text:span><text:span text:style-name="T16">www.my-website.com</text:span></text:p>
            <text:p text:style-name="Contact_20_info"/>
            <text:p text:style-name="P7">Nisi corporis fuga temporibus qui sequi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b23ec41d-1e21-4e8d-9015-baeddce4412f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9c3ef7c4-18e7-428f-a59d-66876103a47e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86c31c05-3a31-4951-84eb-8644e259e500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Magdalena Heinze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